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3f5c" draw:marker-start-width="0.359cm" draw:marker-end-width="0.359cm" draw:fill="solid" draw:fill-color="#feae65" draw:textarea-horizontal-align="center" draw:textarea-vertical-align="middle" draw:auto-grow-height="false" fo:min-height="15.5cm" fo:min-width="15.25cm" fo:padding-top="0.135cm" fo:padding-bottom="0.135cm" fo:padding-left="0.26cm" fo:padding-right="0.26cm" draw:shadow="hidden"/>
    </style:style>
    <style:style style:name="gr2" style:family="graphic" style:parent-style-name="standard">
      <style:graphic-properties svg:stroke-width="0.018cm" svg:stroke-color="#003f5c" draw:marker-start-width="0.359cm" draw:marker-end-width="0.359cm" draw:fill="solid" draw:fill-color="#e16173" draw:textarea-horizontal-align="center" draw:textarea-vertical-align="middle" draw:auto-grow-height="false" fo:min-height="15.5cm" fo:min-width="15.25cm" fo:padding-top="0.135cm" fo:padding-bottom="0.135cm" fo:padding-left="0.26cm" fo:padding-right="0.26cm" draw:shadow="hidden"/>
    </style:style>
    <style:style style:name="gr3" style:family="graphic" style:parent-style-name="standard">
      <style:graphic-properties svg:stroke-width="0.018cm" svg:stroke-color="#003f5c" draw:marker-start-width="0.359cm" draw:marker-end-width="0.359cm" draw:fill="solid" draw:fill-color="#e6f69d" draw:textarea-horizontal-align="center" draw:textarea-vertical-align="middle" draw:auto-grow-height="false" fo:min-height="15.5cm" fo:min-width="15.25cm" fo:padding-top="0.135cm" fo:padding-bottom="0.135cm" fo:padding-left="0.26cm" fo:padding-right="0.26cm" draw:shadow="hidden"/>
    </style:style>
    <style:style style:name="gr4" style:family="graphic" style:parent-style-name="standard">
      <style:graphic-properties draw:stroke="none" svg:stroke-width="0.018cm" svg:stroke-color="#003f5c" draw:fill-color="#003f5c" draw:textarea-horizontal-align="justify" draw:textarea-vertical-align="middle" draw:auto-grow-height="false" fo:min-height="0cm" fo:min-width="0cm" loext:softedge-radius="0cm"/>
    </style:style>
    <style:style style:name="gr5" style:family="graphic" style:parent-style-name="standard">
      <style:graphic-properties svg:stroke-width="0.018cm" svg:stroke-color="#003f5c" draw:marker-start-width="0.359cm" draw:marker-end-width="0.359cm" draw:fill="solid" draw:fill-color="#2d87bb" draw:textarea-horizontal-align="center" draw:textarea-vertical-align="middle" draw:auto-grow-height="false" fo:min-height="15.5cm" fo:min-width="15.25cm" fo:padding-top="0.135cm" fo:padding-bottom="0.135cm" fo:padding-left="0.26cm" fo:padding-right="0.26cm" draw:shadow="hidden"/>
    </style:style>
    <style:style style:name="gr6" style:family="graphic" style:parent-style-name="standard">
      <style:graphic-properties svg:stroke-width="0.018cm" svg:stroke-color="#003f5c" draw:marker-start-width="0.359cm" draw:marker-end-width="0.359cm" draw:fill="solid" draw:fill-color="#64c2a6" draw:textarea-horizontal-align="center" draw:textarea-vertical-align="middle" draw:auto-grow-height="false" fo:min-height="15.5cm" fo:min-width="15.25cm" fo:padding-top="0.135cm" fo:padding-bottom="0.135cm" fo:padding-left="0.26cm" fo:padding-right="0.26cm" draw:shadow="hidden"/>
    </style:style>
    <style:style style:name="gr7" style:family="graphic" style:parent-style-name="standard">
      <style:graphic-properties svg:stroke-width="0.018cm" svg:stroke-color="#003f5c" draw:marker-start-width="0.359cm" draw:marker-end-width="0.359cm" draw:fill="solid" draw:fill-color="#64c2a6" draw:textarea-horizontal-align="justify" draw:textarea-vertical-align="middle" draw:auto-grow-height="false" fo:min-height="0.75cm" fo:min-width="0.5cm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width="0.018cm" svg:stroke-color="#003f5c" draw:fill-color="#e16173" draw:textarea-horizontal-align="justify" draw:textarea-vertical-align="middle" draw:auto-grow-height="false" fo:min-height="0cm" fo:min-width="0cm" loext:softedge-radius="0cm"/>
    </style:style>
    <style:style style:name="gr9" style:family="graphic" style:parent-style-name="standard">
      <style:graphic-properties svg:stroke-width="0.018cm" svg:stroke-color="#003f5c" draw:marker-start-width="0.359cm" draw:marker-end-width="0.359cm" draw:fill="solid" draw:fill-color="#aadea7" draw:textarea-horizontal-align="center" draw:textarea-vertical-align="middle" draw:auto-grow-height="false" fo:min-height="15.5cm" fo:min-width="15.25cm" fo:padding-top="0.135cm" fo:padding-bottom="0.135cm" fo:padding-left="0.26cm" fo:padding-right="0.26cm" draw:shadow="hidden"/>
    </style:style>
    <style:style style:name="gr10" style:family="graphic" style:parent-style-name="standard">
      <style:graphic-properties svg:stroke-width="0.018cm" svg:stroke-color="#003f5c" draw:marker-start-width="0.359cm" draw:marker-end-width="0.359cm" draw:fill="solid" draw:fill-color="#f66d44" draw:textarea-horizontal-align="center" draw:textarea-vertical-align="middle" draw:auto-grow-height="false" fo:min-height="15.5cm" fo:min-width="15.25cm" fo:padding-top="0.135cm" fo:padding-bottom="0.135cm" fo:padding-left="0.26cm" fo:padding-right="0.26cm" draw:shadow="hidden"/>
    </style:style>
    <style:style style:name="gr11" style:family="graphic" style:parent-style-name="standard">
      <style:graphic-properties draw:stroke="none" svg:stroke-width="0.018cm" svg:stroke-color="#003f5c" draw:fill-color="#e6f69d" draw:textarea-horizontal-align="justify" draw:textarea-vertical-align="middle" draw:auto-grow-height="false" fo:min-height="0cm" fo:min-width="0cm" loext:softedge-radius="0cm"/>
    </style:style>
    <style:style style:name="gr12" style:family="graphic" style:parent-style-name="standard">
      <style:graphic-properties svg:stroke-width="0.018cm" svg:stroke-color="#003f5c" draw:fill-color="#ffffff" draw:textarea-horizontal-align="justify" draw:textarea-vertical-align="middle" draw:auto-grow-height="false" fo:min-height="0.67cm" fo:min-width="0.43cm" fo:padding-top="0.135cm" fo:padding-bottom="0.135cm" fo:padding-left="0.26cm" fo:padding-right="0.26cm" loext:softedge-radius="0cm"/>
    </style:style>
    <style:style style:name="gr13" style:family="graphic" style:parent-style-name="standard">
      <style:graphic-properties draw:stroke="none" draw:fill="solid" draw:fill-color="#ffffff" draw:textarea-horizontal-align="center" draw:textarea-vertical-align="middle" fo:min-height="6.75cm" draw:shadow="hidden"/>
      <style:paragraph-properties style:writing-mode="lr-tb"/>
    </style:style>
    <style:style style:name="gr14" style:family="graphic" style:parent-style-name="standard">
      <style:graphic-properties draw:stroke="none" draw:fill="solid" draw:fill-color="#ffffff" draw:textarea-horizontal-align="center" draw:textarea-vertical-align="middle" fo:min-height="6.25cm" draw:shadow="hidden"/>
      <style:paragraph-properties style:writing-mode="lr-tb"/>
    </style:style>
    <style:style style:name="gr15" style:family="graphic" style:parent-style-name="standard">
      <style:graphic-properties draw:stroke="none" draw:fill="solid" draw:fill-color="#003f5c" draw:textarea-horizontal-align="center" draw:textarea-vertical-align="middle" fo:min-height="4.353cm" draw:shadow="hidden"/>
      <style:paragraph-properties style:writing-mode="lr-tb"/>
    </style:style>
    <style:style style:name="P1" style:family="paragraph">
      <loext:graphic-properties draw:fill="solid" draw:fill-color="#feae65"/>
      <style:paragraph-properties fo:text-align="center"/>
    </style:style>
    <style:style style:name="P2" style:family="paragraph">
      <loext:graphic-properties draw:fill="solid" draw:fill-color="#e16173"/>
      <style:paragraph-properties fo:text-align="center"/>
    </style:style>
    <style:style style:name="P3" style:family="paragraph">
      <loext:graphic-properties draw:fill="solid" draw:fill-color="#e6f69d"/>
      <style:paragraph-properties fo:text-align="center"/>
    </style:style>
    <style:style style:name="P4" style:family="paragraph">
      <loext:graphic-properties draw:fill-color="#003f5c"/>
      <style:paragraph-properties fo:text-align="center"/>
    </style:style>
    <style:style style:name="P5" style:family="paragraph">
      <loext:graphic-properties draw:fill="solid" draw:fill-color="#2d87bb"/>
      <style:paragraph-properties fo:text-align="center"/>
    </style:style>
    <style:style style:name="P6" style:family="paragraph">
      <loext:graphic-properties draw:fill="solid" draw:fill-color="#64c2a6"/>
      <style:paragraph-properties fo:text-align="center"/>
    </style:style>
    <style:style style:name="P7" style:family="paragraph">
      <loext:graphic-properties draw:fill-color="#e16173"/>
      <style:paragraph-properties fo:text-align="center"/>
    </style:style>
    <style:style style:name="P8" style:family="paragraph">
      <loext:graphic-properties draw:fill="solid" draw:fill-color="#aadea7"/>
      <style:paragraph-properties fo:text-align="center"/>
    </style:style>
    <style:style style:name="P9" style:family="paragraph">
      <loext:graphic-properties draw:fill="solid" draw:fill-color="#f66d44"/>
      <style:paragraph-properties fo:text-align="center"/>
    </style:style>
    <style:style style:name="P10" style:family="paragraph">
      <loext:graphic-properties draw:fill-color="#e6f69d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solid" draw:fill-color="#ffffff"/>
      <style:paragraph-properties fo:text-align="center" style:writing-mode="lr-tb"/>
      <style:text-properties fo:color="#ffffff" loext:opacity="100%" style:text-position="0% 100%" fo:font-size="120pt" style:font-size-asian="120pt" style:font-size-complex="120pt"/>
    </style:style>
    <style:style style:name="P13" style:family="paragraph">
      <loext:graphic-properties draw:fill="solid" draw:fill-color="#ffffff"/>
      <style:paragraph-properties fo:text-align="center" style:writing-mode="lr-tb"/>
      <style:text-properties fo:color="#ffffff" loext:opacity="100%" style:text-position="0% 100%" fo:font-size="110pt" style:font-size-asian="110pt" style:font-size-complex="110pt"/>
    </style:style>
    <style:style style:name="P14" style:family="paragraph">
      <loext:graphic-properties draw:fill="solid" draw:fill-color="#003f5c"/>
      <style:paragraph-properties fo:text-align="center" style:writing-mode="lr-tb"/>
      <style:text-properties fo:color="#003f5c" loext:opacity="100%" style:text-position="0% 100%" style:font-name="Ubuntu" fo:font-size="100pt" fo:letter-spacing="-0.06cm" style:font-size-asian="100pt" style:font-size-complex="100pt"/>
    </style:style>
  </office:automatic-styles>
  <office:body>
    <office:drawing>
      <draw:page draw:name="page1" draw:style-name="dp1" draw:master-page-name="Default">
        <draw:g>
          <draw:g>
            <draw:g>
              <draw:path draw:style-name="gr1" draw:text-style-name="P1" draw:layer="layout" svg:width="2.178cm" svg:height="3.067cm" draw:transform="rotate (-0.182561439758607) translate (0.61825607550928cm -0.10341337363535cm)" svg:viewBox="0 0 2179 3068" svg:d="M632 2379c6-13 13-27 19-39 6-13 13-25 19-39 6-13 13-25 20-38s14-26 21-39c7-12 15-25 22-37 8-12 15-24 23-36s16-24 24-36c8-13 17-24 25-36s17-23 25-35c9-11 18-22 27-33 9-12 31-22 85-99 28-106 9-201-133-268-44-30-285 92-485 108-120 9-252-64-268-108-8-15 25-55 53-54 48 4 118 94 172 94 194-9 473-94 473-147-51-114-190-289-323-377-219-143-457-43-429-160 24-104 415 89 429 54 19-41-2-165 0-217 4-49 54-53 54 0 0 109 47 214 108 323 134 241 353 494 484 538 108 61 349-32 322-161-26-140 64-404 0-477-135-92-214-162-483-107-168 27-188 105-216 107-27-43-31-45-41-88 0-53 282-107 391-107 0-54-51-186-144-255-92-68-247-14-247-68 0-53 230-39 337 68 108 108 109 217 161 255 31 22 317 148 323 107 26-147-221-387-323-591-101-204-135-349-53-377 33-13 106 0 53 109-38 77 36 187 53 214 54-75 270-323 323-323 54 0 102 70 0 105-179 143-270 241-269 272-3 75 54 157 109 157 38-3 107-108 160-162 54-53 144-3 89 55-54 49-142 54-196 165-15 129 161 49 107 533-107 377 48 349 52 354 13-5 28-10 41-14 14-5 27-10 41-15 14-4 28-8 42-12 13-5 27-8 41-12 14-3 28-7 42-10s29-6 42-10c15-2 28-5 42-8 15-2 29-5 44-7 13-1 28-4 42-6 15-2 29-4 43-6 15 0 29-1 44-2 14-2 29-3 43-4 15 0 29 0 43 0 15-1 29-2 44-2 0 565 0 1129 0 1693-516-229-1031-459-1547-689z">
                <text:p/>
              </draw:path>
            </draw:g>
            <draw:g>
              <draw:path draw:style-name="gr2" draw:text-style-name="P2" draw:layer="layout" svg:width="1.853cm" svg:height="1.49cm" draw:transform="rotate (-0.182910505609006) translate (0.37896644145077cm 2.9817788768662cm)" svg:viewBox="0 0 1854 1491" svg:d="M889 1391c-9-7-63-43-83-19-33 36-55 157-106 107-55-54-3-101-1-162 0-44-43-84-107-107-92-8-216 215-269 106-21-39 79-88 108-160 28-72-11-171-55-162-85-35-214 215-269 163-106-108 55-163 109-216 107-108 97-101 53-216-54-108-216 2-269-108 1-52 215-53 216-159-85-107-215-108-215-163-11-75 106-13 169-116 562-64 1123-116 1684-179-322 463-643 926-965 1391z">
                <text:p/>
              </draw:path>
            </draw:g>
            <draw:g>
              <draw:path draw:style-name="gr3" draw:text-style-name="P3" draw:layer="layout" svg:width="0.816cm" svg:height="1.8cm" draw:transform="rotate (-0.182212373908208) translate (2.52126452864867cm 1.5862876350234cm)" svg:viewBox="0 0 817 1801" svg:d="M2 59c-1-4 28-2 73 9 40 10 30-76 62-67 19 5 32 47 55 53 17 8 30-61 52-53 9 1 28 40 53 53 17 5 38-59 56-53 53-1-1 53 53 53s0-54 54-54c54 1 0 53 54 53 53 1 30 41 54 55 40 24 29-11 52-1 26 7-18 23 0 54 6 12 27-13 54-1 20 12-18 40 0 55 31 23 137 61 143 62-264 500-554 1025-817 1524 1-566 1-1178 2-1742z">
                <text:p/>
              </draw:path>
              <draw:custom-shape draw:style-name="gr4" draw:text-style-name="P4" draw:layer="layout" svg:width="0.107cm" svg:height="0.107cm" draw:transform="rotate (-0.188146493364988) translate (2.572cm 1.74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0.054cm" svg:height="0.054cm" draw:transform="skewX (-0.0185004900711399) rotate (-0.204727121258936) translate (2.782cm 1.82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0.109cm" svg:height="0.108cm" draw:transform="skewX (-0.0185004900711399) rotate (-0.1848303677862) translate (2.921cm 1.9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0.054cm" svg:height="0.054cm" draw:transform="rotate (-0.186401164112995) translate (2.709cm 1.91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path draw:style-name="gr5" draw:text-style-name="P5" draw:layer="layout" svg:width="2.341cm" svg:height="2.445cm" draw:transform="skewX (-0.0003490658503989) rotate (-0.182037840983009) translate (1.06450032892152cm 3.0795891963003cm)" svg:viewBox="0 0 2342 2446" svg:d="M1998 1498c15-23-39 32 2 88 163 162 418 485 321 537-108 50-211-292-427-429-131-84-280-125-377-54-62 43-131 243-108 376 31 187 190 390 107 429-19 12-164-117-215-269-66-195-2-446-107-430-61 10 0 271-107 270-109 0-21-99-108-216-88-116-294-170-429-160-82 4-187 41-269 160-107 155-162 376-269 322-69-35 179-326 236-535 19-70 1-67-53-168 330-457 644-962 973-1419 278 491 553 1008 830 1498z">
                <text:p/>
              </draw:path>
            </draw:g>
            <draw:g>
              <draw:path draw:style-name="gr6" draw:text-style-name="P6" draw:layer="layout" svg:width="1.682cm" svg:height="1.47cm" draw:transform="skewX (-0.00069813170079775) rotate (-0.183085038534206) translate (2.20306347683435cm 3.3157705640618cm)" svg:viewBox="0 0 1683 1471" svg:d="M1683 178c-11 27-10 121-44 170-34 51-104 57-107 107-15 121 82 238 0 312-103 111-405-2-484 119-107 108-64 298-107 431-45 131-93 117-104 154-279-490-558-981-837-1471 561 60 1122 119 1683 178z">
                <text:p/>
              </draw:path>
              <draw:path draw:style-name="gr7" draw:text-style-name="P6" draw:layer="layout" svg:width="0.375cm" svg:height="0.386cm" draw:transform="rotate (-0.186226631187796) translate (3.12665322508695cm 4.3870703158141cm)" svg:viewBox="0 0 376 387" svg:d="M54 383c-108-54-54-383 160-383 66 0 162 0 162 107 0 59-93 48-161 114-67 68-105 188-161 162z">
                <text:p/>
              </draw:path>
              <draw:path draw:style-name="gr7" draw:text-style-name="P6" draw:layer="layout" svg:width="0.219cm" svg:height="0.375cm" draw:transform="rotate (-0.181165176357012) translate (3.68786759340985cm 4.2027282635399cm)" svg:viewBox="0 0 220 376" svg:d="M59 191c0-54-81-95-53-153 53-116 214 64 214 171-1 61-54 167-107 167-54 0-54-25-54-185z">
                <text:p/>
              </draw:path>
              <draw:path draw:style-name="gr7" draw:text-style-name="P6" draw:layer="layout" svg:width="0.262cm" svg:height="0.236cm" draw:transform="skewX (-0.0130899693899575) rotate (-0.18186330805781) translate (3.44008135112693cm 4.6543481492411cm)" svg:viewBox="0 0 263 237" svg:d="M70 224c-108-54-105-224 110-224 65 0 120 105 51 171-67 67-106 80-161 53z">
                <text:p/>
              </draw:path>
              <draw:path draw:style-name="gr7" draw:text-style-name="P6" draw:layer="layout" svg:width="0.179cm" svg:height="0.118cm" draw:transform="rotate (-0.180816110506613) translate (3.77586444052012cm 4.6042220402891cm)" svg:viewBox="0 0 180 119" svg:d="M34 10c57-31 200 16 125 92-54 54-233-29-125-92z">
                <text:p/>
              </draw:path>
              <draw:custom-shape draw:style-name="gr8" draw:text-style-name="P7" draw:layer="layout" svg:width="0.052cm" svg:height="0.054cm" draw:transform="rotate (-0.212406569967711) translate (3.177cm 4.55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54cm" svg:height="0.054cm" draw:transform="skewX (-0.0370009801422797) rotate (-0.186401164112995) translate (3.291cm 4.5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72cm" svg:height="0.073cm" draw:transform="skewX (-0.0274016692563109) rotate (-0.211010306566115) translate (3.409cm 4.18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71cm" svg:height="0.072cm" draw:transform="skewX (0.0139626340159546) rotate (-0.169820536219049) translate (3.193cm 4.17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54cm" svg:height="0.055cm" draw:transform="skewX (-0.018151424220741) rotate (-0.204727121258936) translate (3.786cm 4.35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54cm" svg:height="0.054cm" draw:transform="rotate (-0.186401164112995) translate (3.527cm 4.72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71cm" svg:height="0.073cm" draw:transform="skewX (-0.0410152374218667) rotate (-0.197396738400559) translate (3.442cm 4.001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0.071cm" svg:height="0.074cm" draw:transform="skewX (0.0134390352403564) rotate (0.213977366294505) translate (3.56cm 3.878cm)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path draw:style-name="gr9" draw:text-style-name="P8" draw:layer="layout" svg:width="1.878cm" svg:height="2.369cm" draw:transform="rotate (-0.193033415270574) translate (2.62766547629074cm 1.171625563787cm)" svg:viewBox="0 0 1879 2370" svg:d="M796 689c12 6 46-738 209-686 48 19 45 44-25 325-65 268-44 473 108 538 9-2 158 105 313-6 82-62 165-177 212-271 47-95-1-162 106-163 88 5 59 175-51 323-109 149-302 277-264 325 54 108 177-200 268-56 54 53-107 135-105 216-1 58-31 160-14 234 21 94 127 356 76 518-52 270 254 179 250 287-2 108-194-19-197 97-561-62-1122-125-1682-188 265-497 531-995 796-1493z">
                <text:p/>
              </draw:path>
            </draw:g>
            <draw:g>
              <draw:g>
                <draw:path draw:style-name="gr10" draw:text-style-name="P9" draw:layer="layout" svg:width="1.799cm" svg:height="0.877cm" draw:transform="skewX (-0.00314159265358975) rotate (-0.183259571459405) translate (0.55768044945699cm 2.3034939793051cm)" svg:viewBox="0 0 1800 878" svg:d="M116 878c-7 0-63-101-62-154-2-33 60 17 107-1 28-10 108-107 54-162-53-53-218 15-215-52 0-54 36-110 54-162 29-61 54 0 109-54 53-54-68-67-54-107 12-41 21-22 54-54s61-121 98-132c511 237 1023 467 1539 695-561 61-1122 122-1684 183z">
                  <text:p/>
                </draw:path>
              </draw:g>
              <draw:custom-shape draw:style-name="gr4" draw:text-style-name="P4" draw:layer="layout" svg:width="0.053cm" svg:height="0.055cm" draw:transform="skewX (-0.0181514242207411) rotate (-0.208392312688124) translate (0.543cm 2.53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0.054cm" svg:height="0.054cm" draw:transform="rotate (-0.186401164112995) translate (0.531cm 2.903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4" draw:layer="layout" svg:width="0.108cm" svg:height="0.108cm" draw:transform="skewX (-0.00925024503556995) rotate (-0.177325452002625) translate (0.326cm 2.826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0" draw:layer="layout" svg:width="0.108cm" svg:height="0.107cm" draw:transform="skewX (-0.00942477796076934) rotate (-0.186401164112995) translate (1.202cm 4.55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0" draw:layer="layout" svg:width="0.109cm" svg:height="0.107cm" draw:transform="skewX (-0.0186750229963393) rotate (-0.1848303677862) translate (1.493cm 4.5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0" draw:layer="layout" svg:width="0.109cm" svg:height="0.107cm" draw:transform="rotate (-0.166678943565459) translate (1.739cm 4.759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12" draw:text-style-name="P11" draw:layer="layout" svg:width="1.314cm" svg:height="1.314cm" draw:transform="skewX (0.00157079632679488) rotate (-0.144338729139931) translate (1.648cm 2.58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path draw:style-name="gr13" draw:text-style-name="P12" draw:layer="layout" svg:width="2.187cm" svg:height="2.344cm" svg:x="1.09cm" svg:y="2.143cm" svg:viewBox="0 0 2188 2345" svg:d="M2188 1168c0 175-25 335-76 481-51 145-124 269-220 372s-211 183-345 239c-134 57-284 85-451 85-163 0-312-28-446-85-134-56-249-136-345-239s-171-227-225-372c-53-146-80-306-80-481s28-334 83-478 131-267 228-368c97-102 213-181 347-237 134-57 280-85 438-85 161 0 309 28 443 85 134 56 249 135 345 237 96 101 170 224 224 368s80 303 80 478zM1545 1168c0-194-39-347-116-459-78-111-189-167-333-167s-255 56-334 167c-79 112-119 265-119 459 0 195 40 349 119 464 79 114 190 171 334 171s255-57 333-171c77-115 116-269 116-464z">
          <text:p/>
        </draw:path>
        <draw:path draw:style-name="gr14" draw:text-style-name="P13" draw:layer="layout" svg:width="2.82cm" svg:height="2.087cm" svg:x="3.54cm" svg:y="2.331cm" svg:viewBox="0 0 2821 2088" svg:d="M1122 1005c0-186-24-318-72-396-48-77-130-116-247-116-36 0-73 2-112 6s-77 8-113 13v1576h-578v-1972c49-12 107-26 173-40 66-15 136-27 209-39 74-12 150-21 227-27 78-7 154-10 229-10 148 0 267 19 359 56 92 38 168 82 227 134 83-59 178-106 286-140 107-33 206-50 296-50 163 0 297 23 402 68s188 109 250 192c63 83 105 181 129 295 23 114 34 241 34 381v1152h-578v-1083c0-186-24-318-72-396-47-77-130-116-246-116-31 0-74 8-130 23-56 16-102 35-138 58 18 60 30 123 35 189s8 136 8 211v1114h-578z">
          <text:p/>
        </draw:path>
        <draw:g>
          <draw:path draw:style-name="gr15" draw:text-style-name="P14" draw:layer="layout" svg:width="2.005cm" svg:height="2.149cm" svg:x="1.184cm" svg:y="2.239cm" svg:viewBox="0 0 2006 2150" svg:d="M2006 1071c0 161-23 307-69 441-47 133-114 247-202 341-88 95-194 168-316 219-123 52-261 78-414 78-150 0-286-26-409-78-123-51-229-124-317-219-88-94-156-208-205-341-49-134-74-280-74-441 0-160 25-306 76-438 50-132 120-245 209-338 90-93 196-166 319-217 122-52 256-78 401-78 148 0 283 26 406 78 123 51 228 124 316 217s157 206 206 338 73 278 73 438zM1417 1071c0-178-36-319-107-421s-173-153-305-153-234 51-306 153c-73 102-109 243-109 421 0 179 36 320 109 425 72 105 174 157 306 157s234-52 305-157 107-246 107-425z">
            <text:p/>
          </draw:path>
          <draw:path draw:style-name="gr15" draw:text-style-name="P14" draw:layer="layout" svg:width="2.564cm" svg:height="1.897cm" svg:x="3.614cm" svg:y="2.436cm" svg:viewBox="0 0 2565 1898" svg:d="M1020 914c0-170-22-290-66-360-43-71-118-106-224-106-33 0-67 2-102 5-35 4-69 8-102 13v1432h-526v-1792c45-12 97-24 157-37s123-25 191-35c67-11 135-19 206-25 70-6 140-9 208-9 134 0 243 17 326 51 84 34 153 75 207 122 75-54 161-97 259-127 98-31 188-46 270-46 148 0 270 21 365 62s171 99 228 174c56 76 95 165 116 269 21 103 32 218 32 345v1048h-526v-984c0-170-22-290-65-360-44-71-118-106-224-106-28 0-68 7-118 21-51 14-93 32-126 53 17 54 28 111 32 171 5 60 7 124 7 193v1012h-525z">
            <text:p/>
          </draw:path>
          <draw:path draw:style-name="gr15" draw:text-style-name="P14" draw:layer="layout" svg:width="1.601cm" svg:height="1.897cm" svg:x="6.654cm" svg:y="2.436cm" svg:viewBox="0 0 1602 1898" svg:d="M0 106c89-26 205-50 346-72 141-23 289-34 444-34 158 0 289 21 394 62 104 41 187 99 248 174 62 76 105 165 131 269 26 103 39 218 39 345v1048h-526v-984c0-170-22-290-67-360-45-71-128-106-250-106-38 0-78 2-120 5-43 4-80 8-113 13v1432h-526z">
            <text:p/>
          </draw:path>
          <draw:path draw:style-name="gr15" draw:text-style-name="P14" draw:layer="layout" svg:width="0.627cm" svg:height="2.701cm" svg:x="8.679cm" svg:y="1.633cm" svg:viewBox="0 0 628 2702" svg:d="M579 2702h-526v-1856h526zM628 310c0 97-31 173-94 228-62 55-135 83-220 83s-158-28-221-83c-62-55-93-131-93-228 0-96 31-172 93-227 63-55 136-83 221-83s158 28 220 83c63 55 94 131 94 227z">
            <text:p/>
          </draw:path>
          <draw:path draw:style-name="gr15" draw:text-style-name="P14" draw:layer="layout" svg:width="1.724cm" svg:height="2.783cm" svg:x="9.664cm" svg:y="1.597cm" svg:viewBox="0 0 1725 2784" svg:d="M536 1796c0 162 37 293 110 391 73 99 181 149 324 149 47 0 91-2 131-6 40-3 73-7 99-12v-956c-33-21-76-39-129-53s-107-21-161-21c-249 0-374 169-374 508zM1725 2678c-47 14-101 27-162 40s-125 24-192 34c-67 9-136 17-205 23s-136 9-199 9c-153 0-290-23-410-67-120-45-221-109-303-193-82-83-145-184-189-303-43-119-65-252-65-401 0-150 19-286 56-407 38-121 92-224 163-309 70-84 157-149 259-194s219-67 351-67c73 0 138 7 196 21s116 34 175 60v-839l525-85z">
            <text:p/>
          </draw:path>
          <draw:path draw:style-name="gr15" draw:text-style-name="P14" draw:layer="layout" svg:width="1.742cm" svg:height="1.953cm" svg:x="11.794cm" svg:y="2.43cm" svg:viewBox="0 0 1743 1954" svg:d="M0 991c0-164 25-309 76-432 50-123 117-226 199-309 83-82 177-144 284-187 107-42 217-63 330-63 263 0 472 81 625 242 152 161 229 398 229 710 0 31-1 64-4 101-2 36-4 69-7 97h-1192c12 108 62 194 151 257 90 64 210 95 360 95 97 0 191-8 284-26s169-39 228-65l70 427c-28 14-65 28-112 42s-100 26-157 37c-58 11-120 19-186 26s-131 11-197 11c-167 0-312-25-436-74-123-49-226-117-307-203s-141-187-180-305-58-244-58-381zM1235 790c-3-45-10-88-23-130-13-43-33-80-60-113s-61-60-102-81c-42-21-93-32-154-32-59 0-109 10-152 30-42 20-77 46-105 79-29 33-50 71-66 115-15 43-26 87-33 132z">
            <text:p/>
          </draw:path>
          <draw:path draw:style-name="gr15" draw:text-style-name="P14" draw:layer="layout" svg:width="1.498cm" svg:height="1.954cm" svg:x="13.851cm" svg:y="2.429cm" svg:viewBox="0 0 1499 1955" svg:d="M0 977c0-134 22-260 65-379 44-119 107-222 189-310 82-89 182-159 300-210 118-52 252-78 402-78 99 0 189 9 272 26 82 18 162 43 240 76l-110 420c-49-19-103-35-162-49s-125-21-198-21c-155 0-271 48-347 144-77 97-115 224-115 381 0 167 36 297 108 388 72 92 197 138 376 138 63 0 131-6 204-18 73-11 140-30 201-56l74 430c-61 26-137 49-229 67-92 19-193 29-303 29-170 0-315-26-438-76-122-51-223-120-301-207-79-87-137-190-173-308-37-119-55-248-55-387z">
            <text:p/>
          </draw:path>
          <draw:path draw:style-name="gr15" draw:text-style-name="P14" draw:layer="layout" svg:width="1.823cm" svg:height="1.954cm" svg:x="15.528cm" svg:y="2.429cm" svg:viewBox="0 0 1824 1955" svg:d="M1824 974c0 146-21 279-64 400-42 121-103 225-183 311s-176 152-288 199c-111 47-236 71-375 71-137 0-261-24-372-71-112-47-208-113-288-199s-142-190-187-311-67-254-67-400 23-279 69-399 109-222 190-307 178-150 290-197c111-47 233-71 365-71 134 0 257 24 368 71 112 47 208 112 288 197s142 187 187 307 67 253 67 399zM1288 974c0-163-33-290-97-383-65-93-157-139-277-139s-213 46-279 139-99 220-99 383c0 162 33 291 99 386s159 143 279 143 212-48 277-143c64-95 97-224 97-386z">
            <text:p/>
          </draw:path>
          <draw:path draw:style-name="gr15" draw:text-style-name="P14" draw:layer="layout" svg:width="1.601cm" svg:height="1.897cm" svg:x="17.758cm" svg:y="2.436cm" svg:viewBox="0 0 1602 1898" svg:d="M0 106c89-26 205-50 346-72 141-23 289-34 444-34 158 0 289 21 394 62 104 41 187 99 248 174 62 76 105 165 131 269 26 103 39 218 39 345v1048h-526v-984c0-170-22-290-67-360-45-71-128-106-250-106-38 0-78 2-120 5-43 4-80 8-113 13v1432h-526z">
            <text:p/>
          </draw:path>
          <draw:path draw:style-name="gr15" draw:text-style-name="P14" draw:layer="layout" svg:width="1.869cm" svg:height="1.855cm" svg:x="19.565cm" svg:y="2.479cm" svg:viewBox="0 0 1870 1856" svg:d="M716 1856c-120-236-241-511-365-826-123-315-240-658-351-1030h557c24 92 52 191 83 298 32 107 65 215 99 325 34 109 68 215 102 319 35 103 68 197 101 282 31-85 63-179 99-282 35-104 70-210 104-319 34-110 67-218 99-325 31-107 59-206 83-298h543c-111 372-228 715-351 1030-124 315-245 590-365 826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4-06T13:10:31.228934324</dc:date>
    <meta:editing-duration>PT3H7M12S</meta:editing-duration>
    <meta:editing-cycles>48</meta:editing-cycles>
    <meta:generator>LibreOffice/7.1.7.2$Linux_X86_64 LibreOffice_project/10$Build-2</meta:generator>
    <meta:document-statistic meta:object-count="53"/>
  </office:meta>
</office:document-meta>
</file>